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phabet of the Magi" svg:font-family="'Alphabet of the Magi'" style:font-pitch="variable"/>
    <style:font-face style:name="Angelic" svg:font-family="Angelic" style:font-pitch="variable"/>
    <style:font-face style:name="Enochian" svg:font-family="Enochian" style:font-pitch="variable"/>
    <style:font-face style:name="Malachim" svg:font-family="Malachi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gelic" fo:font-size="22pt" officeooo:rsid="0015cbcd" officeooo:paragraph-rsid="0015cbcd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aphrael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phabet of the Magi" svg:font-family="'Alphabet of the Magi'" style:font-pitch="variable"/>
    <style:font-face style:name="Angelic" svg:font-family="Angelic" style:font-pitch="variable"/>
    <style:font-face style:name="Enochian" svg:font-family="Enochian" style:font-pitch="variable"/>
    <style:font-face style:name="Malachim" svg:font-family="Malachi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02:19.629727485</meta:creation-date>
    <dc:date>2017-01-27T13:10:54.101372959</dc:date>
    <meta:editing-duration>PT8M34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5.1.4.2$Linux_X86_64 LibreOffice_project/10m0$Build-2</meta:generator>
  </office:meta>
</office:document-meta>
</file>